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language="en" fo:country="US" fo:font-weight="bold" style:font-weight-asian="bold" style:font-weight-complex="bold"/>
    </style:style>
    <style:style style:name="P2" style:family="paragraph" style:parent-style-name="Standard">
      <style:paragraph-properties fo:line-height="200%"/>
      <style:text-properties fo:language="en" fo:country="US" fo:background-color="#ffff00"/>
    </style:style>
    <style:style style:name="P3" style:family="paragraph" style:parent-style-name="Standard">
      <style:paragraph-properties fo:line-height="200%"/>
      <style:text-properties fo:language="en" fo:country="US"/>
    </style:style>
    <style:style style:name="P4" style:family="paragraph" style:parent-style-name="Standard">
      <style:paragraph-properties fo:line-height="200%" fo:text-align="end" style:justify-single-word="false"/>
      <style:text-properties fo:language="en" fo:country="US"/>
    </style:style>
    <style:style style:name="P5" style:family="paragraph" style:parent-style-name="Standard">
      <style:paragraph-properties fo:line-height="200%" fo:text-align="center" style:justify-single-word="false"/>
      <style:text-properties fo:font-size="18pt" fo:language="en" fo:country="US" fo:font-weight="bold" style:font-size-asian="18pt" style:font-weight-asian="bold" style:font-size-complex="18pt" style:font-weight-complex="bold"/>
    </style:style>
    <style:style style:name="P6" style:family="paragraph" style:parent-style-name="Standard">
      <style:paragraph-properties fo:line-height="200%" fo:text-align="center" style:justify-single-word="false"/>
      <style:text-properties fo:font-size="18pt" fo:language="en" fo:country="US" fo:font-weight="normal" style:font-size-asian="18pt" style:font-weight-asian="normal" style:font-size-complex="18pt" style:font-weight-complex="normal"/>
    </style:style>
    <style:style style:name="P7" style:family="paragraph" style:parent-style-name="Text_20_body">
      <style:paragraph-properties fo:line-height="200%"/>
      <style:text-properties fo:language="en" fo:country="US" fo:font-weight="bold" style:font-weight-asian="bold" style:font-weight-complex="bold"/>
    </style:style>
    <style:style style:name="P8" style:family="paragraph" style:parent-style-name="Text_20_body">
      <style:paragraph-properties fo:line-height="200%"/>
      <style:text-properties fo:language="en" fo:country="US" fo:background-color="transparent"/>
    </style:style>
    <style:style style:name="P9" style:family="paragraph" style:parent-style-name="Text_20_body">
      <style:paragraph-properties fo:line-height="200%"/>
      <style:text-properties fo:language="en" fo:country="US"/>
    </style:style>
    <style:style style:name="P10" style:family="paragraph" style:parent-style-name="Text_20_body">
      <style:paragraph-properties fo:line-height="200%"/>
      <style:text-properties fo:background-color="#ffff00"/>
    </style:style>
    <style:style style:name="P11" style:family="paragraph" style:parent-style-name="Text_20_body">
      <style:paragraph-properties fo:line-height="200%"/>
    </style:style>
    <style:style style:name="P12" style:family="paragraph" style:parent-style-name="Text_20_body">
      <style:paragraph-properties fo:line-height="200%"/>
      <style:text-properties fo:language="en" fo:country="U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itute of Cognitive Science<text:tab/><text:tab/><text:tab/><text:tab/><text:tab/><text:tab/><text:tab/><text:tab/>28.09.2019</text:p>
      <text:p text:style-name="P3">Artificial Intelligence</text:p>
      <text:p text:style-name="P3">Johannes Schrumpf </text:p>
      <text:p text:style-name="P3"/>
      <text:p text:style-name="P3"/>
      <text:p text:style-name="P3"/>
      <text:p text:style-name="P3"/>
      <text:p text:style-name="P3"/>
      <text:p text:style-name="P3"/>
      <text:p text:style-name="P3"/>
      <text:p text:style-name="P3"/>
      <text:p text:style-name="P5">Report </text:p>
      <text:p text:style-name="P6">Lab Rotation Artificial Intelligence</text:p>
      <text:p text:style-name="P3"/>
      <text:p text:style-name="P3"/>
      <text:p text:style-name="P3"/>
      <text:p text:style-name="P3"/>
      <text:p text:style-name="P4">Dana Dix</text:p>
      <text:p text:style-name="P4">Student number: 980027 </text:p>
      <text:p text:style-name="P4"><text:a xlink:type="simple" xlink:href="mailto:ddix@uni-osnabrueck.de" text:style-name="Internet_20_link" text:visited-style-name="Visited_20_Internet_20_Link">ddix@uni-osnabrueck.de</text:a> </text:p>
      <text:p text:style-name="P4"/>
      <text:p text:style-name="P4">Viviane Roselieb</text:p>
      <text:p text:style-name="P4">Student number: 969019</text:p>
      <text:p text:style-name="P4"><text:a xlink:type="simple" xlink:href="mailto:vroselieb@uni-osnabrueck.de" text:style-name="Internet_20_link" text:visited-style-name="Visited_20_Internet_20_Link">vroselieb@uni-osnabrueck.de</text:a></text:p>
      <text:p text:style-name="P4"/>
      <text:p text:style-name="P7"><text:soft-page-break/>1         Genetic Programming</text:p>
      <text:p text:style-name="P9">Basically, genetic algorithms consist of the following three main components, which are based on the natural process: <text:span text:style-name="T3">heredity</text:span>, <text:span text:style-name="T3">variation</text:span> and <text:span text:style-name="T3">selection</text:span>. Heredity means that the new children born in the population receive the properties of their parents. The basis for the development of a population is the variety of their traits. Selection is the "survival of the fittest" process. Due to variation, it is not possible for all members of the population to inherit their genetic information. Therefore, the properties that lead to a lower fitness are sorted out with and with.</text:p>
      <text:p text:style-name="P9">In order to translate this nature inspired principle into code, several steps are required. The first step is to <text:span text:style-name="T3">initialize</text:span> a population by determining the number of population members and assigning them a randomly generated DNA. For the next step of selection, an <text:span text:style-name="T3">evaluation</text:span> must first take place. Since not all population members can usually be included in the so-called mating pool, it must be evaluated which aspects determine the fitness of the members and at which fitness level a <text:span text:style-name="T3">parent</text:span> <text:span text:style-name="T3">selection</text:span> is made. For <text:span text:style-name="T3">reproduction</text:span> or recombination, pairs (parents) are then formed among the population members of the mating pool, who then have a child. The pairing is usually based on a probability according to their fitness. Basically, there are different ways to pass on the parents' properties to the children during reproduction. One example is the so-called crossover, in which half of the DNA of each parent is newly combined. Not to be neglected is the process of <text:span text:style-name="T3">mutation</text:span>. The level of the mutation rate is important in order to guarantee an increase in fitness over several generations. If the mutation rate is too high, the genetic information will eventually be too random to improve fitness. In small populations, on the other hand, a mutation may even be absolutely necessary in order to achieve the desired result. Otherwise, at some point there will be too little variation, so that there will no longer be any development of the generations, i.e. the next generation will always be the same as the previous generation. Finally, in order to add the newly created children to a new population, these are evaluated and selected - as are the previous population members. In addition to the requirements for the children, it must also be determined which and how many members of the existing population will be <text:span text:style-name="T3">replaced</text:span>. <text:span text:style-name="T5">…</text:span></text:p>
      <text:p text:style-name="P10"><text:soft-page-break/>Unterscheidung Genetic Programming von Evolutionary Algorithms/Genetic Algorithms etc. erklären?!</text:p>
      <text:p text:style-name="P11"><text:span text:style-name="T4">2</text:span>        <text:span text:style-name="T4"> MNIST</text:span></text:p>
      <text:p text:style-name="P9">The underlying dataset is the MNIST database (Modified National Institute of Standards and Technology database). It contains handwritten digits and therefore only real-world data. <text:span text:style-name="T5">…</text:span></text:p>
      <text:p text:style-name="P8">We choose this data set for several reasons. First of all it is already in Keras and only needs an import command to make it usable in our code. We decided against the AlexNet because the read in of the data was difficult for us. The images in th AlexNet are of different size. Therefore we would need some constraints to evaluate the images in the same way. <text:s/>We thought about cutting the edges, but we decided against this idea because we would introduce a huge constraints for the image classification of the net if the nets are not able to process the whole image. The other idea was the other way around to put all the images on a white background to achieve with a new background the similar size for each picture. Same as the first ide tis produces a lot of constraints and also a lot of unnecessary computational effort.</text:p>
      <text:p text:style-name="P7">3         The Code</text:p>
      <text:p text:style-name="P12">First of all we needed our first population. Therefore we programmed the initialize<text:span text:style-name="T1"> () Method.</text:span><text:span text:style-name="T2"> For a specific number of populationsize we add an individual. This individual is encoded in the form of an array of a particular size with randomly initialized ones and zeros. Therefore we used the numpy inbuilt function random.randint(2). As described later in the problem section. This kind of initializing our first population causes us several problems because it initialized the population in an enveloped way: Therefore we directly add some code which fixes this error. It copies the entries of our enveloped lists in another new list, to avoid the otherwise always necessary second for loop to iterate through the individuals of the population. Afterwards our <text:s/>initialize</text:span><text:span text:style-name="T1"> () Method</text:span><text:span text:style-name="T2"> returns an array, composed of several arrays filled with 1 or zeros. Or in the sense of genetic coding: It is our population, with individuals which are depicted in arrays. Inside of one individual <text:s/>we decoded the </text:span><text:soft-page-break/><text:span text:style-name="T2">genes, in form of ones and zeros which stands for the Convolution or a Dense Layer in the end of our artificial Neural Network.</text:span></text:p>
      <text:p text:style-name="P12"><text:span text:style-name="T2"/></text:p>
      <text:p text:style-name="P12"><text:span text:style-name="T2">We develop two different kinds of </text:span><text:span text:style-name="T1">Mutations.</text:span><text:span text:style-name="T2"> Firstly we code a simply mutation for the whole population. </text:span><text:span text:style-name="T1">Mutation(popul) </text:span><text:span text:style-name="T2">grab a random individual <text:s/>out of the population, and gets it genetic code. We initialized a </text:span><text:span text:style-name="T1">decider</text:span><text:span text:style-name="T2"> Variable, which is a random number between zero and one. If the decider-variable is lower than a certain threshold the mutation takes place for the chosen individual. Therefore again a random gen out of the specific individual gets flipped. If it was originally a one it gets a zero and the other way around. Afterwards the modified new genetic code of the individual is embedded in the population and the function </text:span><text:span text:style-name="T1">Mutation(popul) </text:span><text:span text:style-name="T2">returns the whole population with a mutated individual.</text:span></text:p>
      <text:p text:style-name="P12"><text:span text:style-name="T2">The second implementation of the mutation process iterate through each individual and decide separate if a mutation takes place.</text:span><text:span text:style-name="T1"> mutationeach(popul) </text:span><text:span text:style-name="T2">works the same way of our first implementation. The difference is the position of the decider which decides for each individual if a mutation takes place. For our final Version we decided to use this kind of implementation, because this resembles more how the real-world mutations works like. Furthermore we introduce in our first implementation the constraint that there is only one mutation in one individual in a population.</text:span></text:p>
      <text:p text:style-name="P12"><text:span text:style-name="T2"/></text:p>
      <text:p text:style-name="P12"><text:span text:style-name="T2">We also have two different ways of reproduction: First we implemented a one-to-one replacement reproduction.</text:span></text:p>
      <text:p text:style-name="P7">4         Problems</text:p>
      <text:p text:style-name="P1"/>
      <text:p text:style-name="P3">One of our main problems was the way we choose to initialize a population: our first initialize<text:span text:style-name="T1">()-m</text:span>ethod returned a double encapsulated list. Therefore we always needed two <text:s/>for loops at the beginning to iterate through our individuals in the population. Which was not necessary at all. <text:s/>The <text:soft-page-break/>problem of the double encapsulated lists of our first population caused several other problems. For example after the first Vermerhrung we got a list of new child, which was not encapsulated double. So that we had to modify all our our functions for example for mutation and primarily the main function <text:span text:style-name="T1">netzdurchlauf</text:span>. Firstly we implemented two functions for each process. One function for the first population, and another for all follow up generations. But this was not good coding style and also a lot of double code. That is <text:s/>why we introduce a method named '<text:span text:style-name="T1">entschachteln()</text:span>' to encapsulate the first population. This allowed us to reduce the functions again. After all we realized that we only need this function once at the beginning and thus decided to put the <text:span text:style-name="T1">entschachteln-</text:span><text:span text:style-name="T2">method </text:span><text:s/>directly in the initialize method. At the end we started with a normal, not encapsulated list of individuals.</text:p>
      <text:p text:style-name="P3">Choosing suitable numbers of generations, individuals and genes:</text:p>
      <text:p text:style-name="P3">In the meeting with Johannes and Viviane they roughly talked about suitable numbers. We talked about roughly 30 generations ….</text:p>
      <text:p text:style-name="P3">According to the immense computational power required we decided to reduce the number to..</text:p>
      <text:p text:style-name="P3"/>
      <text:p text:style-name="P3">Our first idea of reproduction was a one-to-one replacement of the old generation. It worked out well and we could see an increase in the net accuracy in the generations but we realized that this approach is not biological realistic and also not the best way to achieve the highest accuracy. Our next idea of reproduction was to choose the top 50 individuals, performing the best accuracy. The top 50 survive and also produce some child ( See Paining method). Therefore we <text:s/>had 50 percent old individuals and 50 percent new individuals in each new generation.</text:p>
      <text:p text:style-name="P3"/>
      <text:p text:style-name="P3"/>
      <text:p text:style-name="P3"/>
      <text:p text:style-name="P3">Another problem we ran into was an error in the overall network structure. The Keras net get into an error, when one individual was only composed of Zeros. That means <text:s/>we only add<text:span text:style-name="T5"> ??</text:span>? <text:soft-page-break/>Convolutional layers to our network. This is because then there is a size error....ELABORATE</text:p>
      <text:p text:style-name="P3">To solve this problem we introduced two further functions, to check if this scenario, that one individual is only composed of zeros exist. <text:s/>The function crashcheck(popl) <text:s/>iterate through the individuals of the population and check if they cause a problem. check(indi) checks if there is at least one 1 in the individum. If there is none , the function returns false. If the crachcheck functions gets a false out of the check functions it randomly changes one gen if the individual causing the error into a one and therefore add at least one dense layer. - One further dense layer is sufficient to avoid the crash of the net. This is because before we add our code infrequence of convoultional and dense layer we have a fixed amount of other layers leading to this kind of constraints.</text:p>
      <text:p text:style-name="P2">MAY ARGUE WHY WE HAVE THEM BEFO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viane Roselieb</meta:initial-creator>
    <meta:creation-date>2019-09-20T11:56:58.46</meta:creation-date>
    <dc:date>2019-09-30T10:43:41.37</dc:date>
    <dc:creator>VR </dc:creator>
    <meta:editing-duration>PT1H34M1S</meta:editing-duration>
    <meta:editing-cycles>5</meta:editing-cycles>
    <meta:generator>OpenOffice/4.1.6$Win32 OpenOffice.org_project/416m1$Build-9790</meta:generator>
    <meta:document-statistic meta:table-count="0" meta:image-count="0" meta:object-count="0" meta:page-count="6" meta:paragraph-count="32" meta:word-count="1549" meta:character-count="9485"/>
  </office:meta>
</office:document-meta>
</file>